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2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style:vertical-align="middle" fo:background-color="#FFFFFF"/>
      <style:text-properties fo:color="#000000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9" style:family="table-cell" style:parent-style-name="Default" style:data-style-name="N2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1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3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83">
            <text:p>INSTANCIAS</text:p>
          </table:table-cell>
          <table:table-cell office:value-type="string" table:number-columns-spanned="1" table:number-rows-spanned="2" table:style-name="ce84">
            <text:p>GRUPO</text:p>
          </table:table-cell>
          <table:table-cell office:value-type="string" table:number-columns-spanned="1" table:number-rows-spanned="2" table:style-name="ce84">
            <text:p>GUROBI</text:p>
          </table:table-cell>
          <table:table-cell office:value-type="string" table:number-columns-spanned="1" table:number-rows-spanned="2" table:style-name="ce84">
            <text:p>BRKGA</text:p>
          </table:table-cell>
          <table:table-cell office:value-type="string" table:number-columns-spanned="1" table:number-rows-spanned="2" table:style-name="ce84">
            <text:p>VNS</text:p>
          </table:table-cell>
          <table:table-cell office:value-type="string" table:number-columns-spanned="1" table:number-rows-spanned="2" table:style-name="ce84">
            <text:p>GRASP + VND</text:p>
          </table:table-cell>
          <table:table-cell office:value-type="string" table:number-columns-spanned="1" table:number-rows-spanned="2" table:style-name="ce82">
            <text:p>α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string" table:style-name="ce9">
            <text:p>#</text:p>
          </table:table-cell>
          <table:table-cell office:value-type="float" office:value="23185" table:style-name="ce10">
            <text:p>23185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176" table:style-name="ce5">
            <text:p>28176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95" table:style-name="ce5">
            <text:p>9595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0.15" table:style-name="ce14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7">
            <text:p>INSTANCIAS</text:p>
          </table:table-cell>
          <table:table-cell office:value-type="string" table:number-columns-spanned="1" table:number-rows-spanned="3" table:style-name="ce37">
            <text:p>GRUPO</text:p>
          </table:table-cell>
          <table:table-cell office:value-type="string" table:number-columns-spanned="2" table:number-rows-spanned="2" table:style-name="ce38">
            <text:p>GUROBI</text:p>
          </table:table-cell>
          <table:covered-table-cell/>
          <table:table-cell office:value-type="string" table:number-columns-spanned="2" table:number-rows-spanned="2" table:style-name="ce38">
            <text:p>BRKGA</text:p>
          </table:table-cell>
          <table:covered-table-cell/>
          <table:table-cell office:value-type="string" table:number-columns-spanned="2" table:number-rows-spanned="2" table:style-name="ce38">
            <text:p>VNS</text:p>
          </table:table-cell>
          <table:covered-table-cell/>
          <table:table-cell office:value-type="string" table:number-columns-spanned="3" table:number-rows-spanned="2" table:style-name="ce38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7">
            <text:p>Limitante inferior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1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5999" table:style-name="ce21">
            <text:p>55999</text:p>
          </table:table-cell>
          <table:table-cell office:value-type="float" office:value="1.7018161038589974" table:formula="of:=(([.L18]-[.O18])*100)/[.L18]" table:style-name="ce22">
            <text:p>1,70</text:p>
          </table:table-cell>
          <table:table-cell office:value-type="float" office:value="0.08" table:style-name="ce23">
            <text:p>0,08</text:p>
          </table:table-cell>
          <table:table-cell office:value-type="float" office:value="55046" table:number-columns-spanned="2" table:number-rows-spanned="1" table:style-name="ce39">
            <text:p>5504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40034" table:style-name="ce21">
            <text:p>40034</text:p>
          </table:table-cell>
          <table:table-cell office:value-type="float" office:value="2.1263426087825401" table:formula="of:=(([.L19]-[.O19])*100)/[.L19]" table:style-name="ce22">
            <text:p>2,13</text:p>
          </table:table-cell>
          <table:table-cell office:value-type="float" office:value="0.82" table:style-name="ce24">
            <text:p>0,82</text:p>
          </table:table-cell>
          <table:table-cell office:value-type="float" office:value="39182.74" table:number-columns-spanned="2" table:number-rows-spanned="1" table:style-name="ce40">
            <text:p>39182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10440" table:style-name="ce21">
            <text:p>210440</text:p>
          </table:table-cell>
          <table:table-cell office:value-type="float" office:value="4.6613143888994442" table:formula="of:=(([.L20]-[.O20])*100)/[.L20]" table:style-name="ce22">
            <text:p>4,66</text:p>
          </table:table-cell>
          <table:table-cell office:value-type="float" office:value="0.08" table:style-name="ce24">
            <text:p>0,08</text:p>
          </table:table-cell>
          <table:table-cell office:value-type="float" office:value="200630.73" table:number-columns-spanned="2" table:number-rows-spanned="1" table:style-name="ce40">
            <text:p>200630,7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office:value-type="float" office:value="245624" table:style-name="ce21">
            <text:p>245624</text:p>
          </table:table-cell>
          <table:table-cell office:value-type="float" office:value="9.3981695599778536" table:formula="of:=(([.L21]-[.O21])*100)/[.L21]" table:style-name="ce22">
            <text:p>9,40</text:p>
          </table:table-cell>
          <table:table-cell office:value-type="float" office:value="0.08" table:style-name="ce24">
            <text:p>0,08</text:p>
          </table:table-cell>
          <table:table-cell office:value-type="float" office:value="222539.84" table:number-columns-spanned="2" table:number-rows-spanned="1" table:style-name="ce40">
            <text:p>222539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376614" table:style-name="ce21">
            <text:p>376614</text:p>
          </table:table-cell>
          <table:table-cell office:value-type="float" office:value="5.7666071893238104" table:formula="of:=(([.L22]-[.O22])*100)/[.L22]" table:style-name="ce22">
            <text:p>5,77</text:p>
          </table:table-cell>
          <table:table-cell office:value-type="float" office:value="0.15" table:style-name="ce24">
            <text:p>0,15</text:p>
          </table:table-cell>
          <table:table-cell office:value-type="float" office:value="354896.15" table:number-columns-spanned="2" table:number-rows-spanned="1" table:style-name="ce40">
            <text:p>354896,1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office:value-type="float" office:value="281000" table:style-name="ce21">
            <text:p>281000</text:p>
          </table:table-cell>
          <table:table-cell office:value-type="float" office:value="4.7858967971530229" table:formula="of:=(([.L23]-[.O23])*100)/[.L23]" table:style-name="ce22">
            <text:p>4,79</text:p>
          </table:table-cell>
          <table:table-cell office:value-type="float" office:value="0.82" table:style-name="ce24">
            <text:p>0,82</text:p>
          </table:table-cell>
          <table:table-cell office:value-type="float" office:value="267551.63" table:number-columns-spanned="2" table:number-rows-spanned="1" table:style-name="ce40">
            <text:p>267551,6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10716" table:style-name="ce21">
            <text:p>210716</text:p>
          </table:table-cell>
          <table:table-cell office:value-type="float" office:value="4.7634493821067245" table:formula="of:=(([.L24]-[.O24])*100)/[.L24]" table:style-name="ce22">
            <text:p>4,76</text:p>
          </table:table-cell>
          <table:table-cell office:value-type="float" office:value="0.08" table:style-name="ce24">
            <text:p>0,08</text:p>
          </table:table-cell>
          <table:table-cell office:value-type="float" office:value="200678.65" table:number-columns-spanned="2" table:number-rows-spanned="1" table:style-name="ce40">
            <text:p>200678,6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office:value-type="float" office:value="307286" table:style-name="ce21">
            <text:p>307286</text:p>
          </table:table-cell>
          <table:table-cell office:value-type="float" office:value="4.258156896181398" table:formula="of:=(([.L25]-[.O25])*100)/[.L25]" table:style-name="ce22">
            <text:p>4,26</text:p>
          </table:table-cell>
          <table:table-cell office:value-type="float" office:value="0.82" table:style-name="ce24">
            <text:p>0,82</text:p>
          </table:table-cell>
          <table:table-cell office:value-type="float" office:value="294201.28000000003" table:number-columns-spanned="2" table:number-rows-spanned="1" table:style-name="ce40">
            <text:p>294201,28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office:value-type="float" office:value="172536" table:style-name="ce21">
            <text:p>172536</text:p>
          </table:table-cell>
          <table:table-cell office:value-type="float" office:value="4.2356145963740852" table:formula="of:=(([.L26]-[.O26])*100)/[.L26]" table:style-name="ce22">
            <text:p>4,24</text:p>
          </table:table-cell>
          <table:table-cell office:value-type="float" office:value="0.9" table:style-name="ce24">
            <text:p>0,9</text:p>
          </table:table-cell>
          <table:table-cell office:value-type="float" office:value="165228.04" table:number-columns-spanned="2" table:number-rows-spanned="1" table:style-name="ce40">
            <text:p>165228,0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87872" table:style-name="ce5">
            <text:p>187872</text:p>
          </table:table-cell>
          <table:table-cell office:value-type="float" office:value="18.34" table:style-name="ce24">
            <text:p>18,34</text:p>
          </table:table-cell>
          <table:table-cell office:value-type="float" office:value="162034" table:style-name="ce5">
            <text:p>162034</text:p>
          </table:table-cell>
          <table:table-cell office:value-type="float" office:value="5.32" table:style-name="ce5">
            <text:p>5,32</text:p>
          </table:table-cell>
          <table:table-cell office:value-type="float" office:value="158424" table:style-name="ce5">
            <text:p>158424</text:p>
          </table:table-cell>
          <table:table-cell office:value-type="float" office:value="3.16" table:style-name="ce5">
            <text:p>3,16</text:p>
          </table:table-cell>
          <table:table-cell office:value-type="float" office:value="159020" table:style-name="ce21">
            <text:p>159020</text:p>
          </table:table-cell>
          <table:table-cell office:value-type="float" office:value="3.5273487611621195" table:formula="of:=(([.L27]-[.O27])*100)/[.L27]" table:style-name="ce42">
            <text:p>3,53</text:p>
          </table:table-cell>
          <table:table-cell office:value-type="float" office:value="0.35" table:style-name="ce24">
            <text:p>0,35</text:p>
          </table:table-cell>
          <table:table-cell office:value-type="float" office:value="153410.81" table:number-columns-spanned="2" table:number-rows-spanned="1" table:style-name="ce74">
            <text:p>153410,81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table-cell office:value-type="string" table:number-columns-spanned="1" table:number-rows-spanned="2" table:style-name="ce70">
            <text:p>Média</text:p>
          </table:table-cell>
          <table:table-cell table:number-columns-repeated="2" table:style-name="ce56"/>
          <table:table-cell office:value-type="float" office:value="20.511999999999997" table:formula="of:=SUM([.G18:.G27])/10" table:number-columns-spanned="1" table:number-rows-spanned="2" table:style-name="ce71">
            <text:p>20,51</text:p>
          </table:table-cell>
          <table:table-cell table:style-name="ce56"/>
          <table:table-cell office:value-type="float" office:value="9.49" table:formula="of:=SUM([.I18:.I27])/10" table:number-columns-spanned="1" table:number-rows-spanned="2" table:style-name="ce72">
            <text:p>9,49</text:p>
          </table:table-cell>
          <table:table-cell table:style-name="ce56"/>
          <table:table-cell office:value-type="float" office:value="2.089" table:formula="of:=SUM([.K18:.K27])/10" table:number-columns-spanned="1" table:number-rows-spanned="2" table:style-name="ce73">
            <text:p>2,09</text:p>
          </table:table-cell>
          <table:table-cell table:style-name="ce56"/>
          <table:table-cell office:value-type="float" office:value="4.5224716283819983" table:formula="of:=SUM([.M18:.M27])/10" table:number-columns-spanned="1" table:number-rows-spanned="2" table:style-name="ce73">
            <text:p>4,52</text:p>
          </table:table-cell>
          <table:table-cell table:number-columns-repeated="2" table:style-name="ce56"/>
          <table:table-cell table:style-name="ce58"/>
          <table:table-cell table:number-columns-repeated="16368"/>
        </table:table-row>
        <table:table-row table:style-name="ro2">
          <table:table-cell table:number-columns-repeated="3"/>
          <table:covered-table-cell/>
          <table:table-cell table:number-columns-repeated="2"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number-columns-repeated="2" table:style-name="ce59"/>
          <table:table-cell table:style-name="ce61"/>
          <table:table-cell table:number-columns-repeated="16368"/>
        </table:table-row>
        <table:table-row table:style-name="ro2">
          <table:table-cell table:number-columns-repeated="3"/>
          <table:table-cell table:style-name="ce43"/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70">
            <text:p>INSTANCIAS</text:p>
          </table:table-cell>
          <table:table-cell office:value-type="string" table:number-columns-spanned="1" table:number-rows-spanned="3" table:style-name="ce75">
            <text:p>GRUPO</text:p>
          </table:table-cell>
          <table:table-cell office:value-type="string" table:number-columns-spanned="2" table:number-rows-spanned="2" table:style-name="ce38">
            <text:p>GUROBI</text:p>
          </table:table-cell>
          <table:covered-table-cell/>
          <table:table-cell office:value-type="string" table:number-columns-spanned="2" table:number-rows-spanned="2" table:style-name="ce38">
            <text:p>BRKGA</text:p>
          </table:table-cell>
          <table:covered-table-cell/>
          <table:table-cell office:value-type="string" table:number-columns-spanned="2" table:number-rows-spanned="2" table:style-name="ce38">
            <text:p>VNS</text:p>
          </table:table-cell>
          <table:covered-table-cell/>
          <table:table-cell office:value-type="string" table:number-columns-spanned="3" table:number-rows-spanned="2" table:style-name="ce38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8">
            <text:p>Limitante inferior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2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2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3" table:style-name="ce21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99712" table:style-name="ce30">
            <text:p>799712</text:p>
          </table:table-cell>
          <table:table-cell office:value-type="float" office:value="16.309999999999999" table:style-name="ce31">
            <text:p>16,31</text:p>
          </table:table-cell>
          <table:table-cell office:value-type="float" office:value="675047" table:style-name="ce30">
            <text:p>675047</text:p>
          </table:table-cell>
          <table:table-cell office:value-type="float" office:value="0.85" table:style-name="ce32">
            <text:p>0,85</text:p>
          </table:table-cell>
          <table:table-cell office:value-type="float" office:value="707425" table:style-name="ce30">
            <text:p>707425</text:p>
          </table:table-cell>
          <table:table-cell office:value-type="float" office:value="5.3896398911545438" table:formula="of:=(([.L34]-[.O34])*100)/[.L34]" table:style-name="ce22">
            <text:p>5,39</text:p>
          </table:table-cell>
          <table:table-cell office:value-type="float" office:value="0.08" table:style-name="ce23">
            <text:p>0,08</text:p>
          </table:table-cell>
          <table:table-cell office:value-type="float" office:value="669297.34" table:number-columns-spanned="2" table:number-rows-spanned="1" table:style-name="ce39">
            <text:p>669297,3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21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3">
            <text:p>8,24</text:p>
          </table:table-cell>
          <table:table-cell office:value-type="float" office:value="1219053" table:style-name="ce5">
            <text:p>1219053</text:p>
          </table:table-cell>
          <table:table-cell office:value-type="float" office:value="10.815656907451938" table:formula="of:=(([.L35]-[.O35])*100)/[.L35]" table:style-name="ce22">
            <text:p>10,82</text:p>
          </table:table-cell>
          <table:table-cell office:value-type="float" office:value="0.08" table:style-name="ce24">
            <text:p>0,08</text:p>
          </table:table-cell>
          <table:table-cell office:value-type="float" office:value="1087204.4099999999" table:number-columns-spanned="2" table:number-rows-spanned="1" table:style-name="ce40">
            <text:p>1087204,4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21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3">
            <text:p>6,58</text:p>
          </table:table-cell>
          <table:table-cell office:value-type="float" office:value="1185505" table:style-name="ce5">
            <text:p>1185505</text:p>
          </table:table-cell>
          <table:table-cell office:value-type="float" office:value="11.698741042846722" table:formula="of:=(([.L36]-[.O36])*100)/[.L36]" table:style-name="ce22">
            <text:p>11,70</text:p>
          </table:table-cell>
          <table:table-cell office:value-type="float" office:value="0.08" table:style-name="ce24">
            <text:p>0,08</text:p>
          </table:table-cell>
          <table:table-cell office:value-type="float" office:value="1046815.84" table:number-columns-spanned="2" table:number-rows-spanned="1" table:style-name="ce40">
            <text:p>1046815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21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3">
            <text:p>10,2</text:p>
          </table:table-cell>
          <table:table-cell office:value-type="float" office:value="567183" table:style-name="ce5">
            <text:p>567183</text:p>
          </table:table-cell>
          <table:table-cell office:value-type="float" office:value="10.919912973414228" table:formula="of:=(([.L37]-[.O37])*100)/[.L37]" table:style-name="ce22">
            <text:p>10,92</text:p>
          </table:table-cell>
          <table:table-cell office:value-type="float" office:value="0.9" table:style-name="ce24">
            <text:p>0,9</text:p>
          </table:table-cell>
          <table:table-cell office:value-type="float" office:value="505247.11" table:number-columns-spanned="2" table:number-rows-spanned="1" table:style-name="ce40">
            <text:p>505247,1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21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3">
            <text:p>6,84</text:p>
          </table:table-cell>
          <table:table-cell office:value-type="float" office:value="2476011" table:style-name="ce5">
            <text:p>2476011</text:p>
          </table:table-cell>
          <table:table-cell office:value-type="float" office:value="12.075738354958837" table:formula="of:=(([.L38]-[.O38])*100)/[.L38]" table:style-name="ce22">
            <text:p>12,08</text:p>
          </table:table-cell>
          <table:table-cell office:value-type="float" office:value="0.08" table:style-name="ce24">
            <text:p>0,08</text:p>
          </table:table-cell>
          <table:table-cell office:value-type="float" office:value="2177014.39" table:number-columns-spanned="2" table:number-rows-spanned="1" table:style-name="ce40">
            <text:p>2177014,39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21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3">
            <text:p>1,77</text:p>
          </table:table-cell>
          <table:table-cell office:value-type="float" office:value="656172" table:style-name="ce5">
            <text:p>656172</text:p>
          </table:table-cell>
          <table:table-cell office:value-type="float" office:value="4.3667483525660966" table:formula="of:=(([.L39]-[.O39])*100)/[.L39]" table:style-name="ce22">
            <text:p>4,37</text:p>
          </table:table-cell>
          <table:table-cell office:value-type="float" office:value="0.08" table:style-name="ce24">
            <text:p>0,08</text:p>
          </table:table-cell>
          <table:table-cell office:value-type="float" office:value="627518.62" table:number-columns-spanned="2" table:number-rows-spanned="1" table:style-name="ce40">
            <text:p>627518,62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21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3">
            <text:p>5,6</text:p>
          </table:table-cell>
          <table:table-cell office:value-type="float" office:value="709487" table:style-name="ce5">
            <text:p>709487</text:p>
          </table:table-cell>
          <table:table-cell office:value-type="float" office:value="6.8487879270515188" table:formula="of:=(([.L40]-[.O40])*100)/[.L40]" table:style-name="ce22">
            <text:p>6,85</text:p>
          </table:table-cell>
          <table:table-cell office:value-type="float" office:value="0.08" table:style-name="ce24">
            <text:p>0,08</text:p>
          </table:table-cell>
          <table:table-cell office:value-type="float" office:value="660895.74" table:number-columns-spanned="2" table:number-rows-spanned="1" table:style-name="ce40">
            <text:p>660895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21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3">
            <text:p>6,99</text:p>
          </table:table-cell>
          <table:table-cell office:value-type="float" office:value="1610461" table:style-name="ce5">
            <text:p>1610461</text:p>
          </table:table-cell>
          <table:table-cell office:value-type="float" office:value="8.3480978427916046" table:formula="of:=(([.L41]-[.O41])*100)/[.L41]" table:style-name="ce22">
            <text:p>8,35</text:p>
          </table:table-cell>
          <table:table-cell office:value-type="float" office:value="0.08" table:style-name="ce24">
            <text:p>0,08</text:p>
          </table:table-cell>
          <table:table-cell office:value-type="float" office:value="1476018.14" table:number-columns-spanned="2" table:number-rows-spanned="1" table:style-name="ce40">
            <text:p>1476018,1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21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3">
            <text:p>0,79</text:p>
          </table:table-cell>
          <table:table-cell office:value-type="float" office:value="806444" table:style-name="ce5">
            <text:p>806444</text:p>
          </table:table-cell>
          <table:table-cell office:value-type="float" office:value="4.247057452222351" table:formula="of:=(([.L42]-[.O42])*100)/[.L42]" table:style-name="ce22">
            <text:p>4,25</text:p>
          </table:table-cell>
          <table:table-cell office:value-type="float" office:value="0.08" table:style-name="ce24">
            <text:p>0,08</text:p>
          </table:table-cell>
          <table:table-cell office:value-type="float" office:value="772193.86" table:number-columns-spanned="2" table:number-rows-spanned="1" table:style-name="ce40">
            <text:p>772193,8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3" table:style-name="ce26">
            <text:p>3</text:p>
          </table:table-cell>
          <table:table-cell office:value-type="string" table:style-name="ce34">
            <text:p>#</text:p>
          </table:table-cell>
          <table:table-cell office:value-type="string" table:style-name="ce35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6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6">
            <text:p>9,23</text:p>
          </table:table-cell>
          <table:table-cell office:value-type="float" office:value="951108" table:style-name="ce26">
            <text:p>951108</text:p>
          </table:table-cell>
          <table:table-cell office:value-type="float" office:value="10.290169991210252" table:formula="of:=(([.L43]-[.O43])*100)/[.L43]" table:style-name="ce27">
            <text:p>10,29</text:p>
          </table:table-cell>
          <table:table-cell office:value-type="float" office:value="0.9" table:style-name="ce25">
            <text:p>0,9</text:p>
          </table:table-cell>
          <table:table-cell office:value-type="float" office:value="853237.37" table:number-columns-spanned="2" table:number-rows-spanned="1" table:style-name="ce74">
            <text:p>853237,37</text:p>
          </table:table-cell>
          <table:covered-table-cell/>
          <table:table-cell table:number-columns-repeated="16368"/>
        </table:table-row>
        <table:table-row table:style-name="ro6">
          <table:table-cell table:number-columns-repeated="3"/>
          <table:table-cell office:value-type="string" table:number-columns-spanned="1" table:number-rows-spanned="2" table:style-name="ce49">
            <text:p>Média</text:p>
          </table:table-cell>
          <table:table-cell table:number-columns-repeated="2" table:style-name="ce50"/>
          <table:table-cell office:value-type="float" office:value="0" table:formula="of:=SUM([.G34:.G43])/10" table:number-columns-spanned="1" table:number-rows-spanned="2" table:style-name="ce68">
            <text:p>0</text:p>
          </table:table-cell>
          <table:table-cell table:style-name="ce50"/>
          <table:table-cell office:value-type="float" office:value="11.315000000000001" table:formula="of:=SUM([.I34:.I43])/10" table:number-columns-spanned="1" table:number-rows-spanned="2" table:style-name="ce69">
            <text:p>11,32</text:p>
          </table:table-cell>
          <table:table-cell table:style-name="ce50"/>
          <table:table-cell office:value-type="float" office:value="5.7090000000000005" table:formula="of:=SUM([.K34:.K43])/10" table:number-columns-spanned="1" table:number-rows-spanned="2" table:style-name="ce69">
            <text:p>5,71</text:p>
          </table:table-cell>
          <table:table-cell table:style-name="ce50"/>
          <table:table-cell office:value-type="float" office:value="8.5000550735668092" table:formula="of:=SUM([.M34:.M43])/10" table:number-columns-spanned="1" table:number-rows-spanned="2" table:style-name="ce69">
            <text:p>8,50</text:p>
          </table:table-cell>
          <table:table-cell table:number-columns-repeated="2" table:style-name="ce50"/>
          <table:table-cell table:style-name="ce52"/>
          <table:table-cell table:number-columns-repeated="16368"/>
        </table:table-row>
        <table:table-row table:style-name="ro6">
          <table:table-cell table:number-columns-repeated="3"/>
          <table:covered-table-cell/>
          <table:table-cell table:number-columns-repeated="2"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number-columns-repeated="2" table:style-name="ce53"/>
          <table:table-cell table:style-name="ce55"/>
          <table:table-cell table:number-columns-repeated="16368"/>
        </table:table-row>
        <table:table-row table:number-rows-repeated="4" table:style-name="ro7">
          <table:table-cell table:number-columns-repeated="16384"/>
        </table:table-row>
        <table:table-row table:number-rows-repeated="13" table:style-name="ro1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6T08:37:09Z</dc:date>
    <meta:editing-cycles>3</meta:editing-cycles>
    <meta:editing-duration>PT501S</meta:editing-duration>
  </office:meta>
</office:document-meta>
</file>